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054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3"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4" style:family="graphic" style:parent-style-name="standard">
      <style:graphic-properties draw:stroke="none" svg:stroke-width="0.051cm" svg:stroke-color="#eeeeee"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1cm" svg:stroke-color="#b2b2b2" draw:marker-start-width="0.276cm" draw:marker-end="Arrow" draw:marker-end-width="0.254cm" draw:fill="none" draw:textarea-vertical-align="middle" fo:padding-top="0.15cm" fo:padding-bottom="0.15cm" fo:padding-left="0.275cm" fo:padding-right="0.275cm"/>
    </style:style>
    <style:style style:name="gr6"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draw:textarea-horizontal-align="left" draw:auto-grow-height="true" draw:auto-grow-width="false" fo:min-height="0.13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051cm" svg:stroke-color="#9999ff"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width="0.051cm" svg:stroke-color="#cccccc" draw:marker-start-width="0.276cm" draw:marker-end-width="0.276cm" draw:fill="solid" draw:fill-color="#eeeeee"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color="#808080" fo:font-size="12pt" fo:font-style="italic" style:font-size-asian="12pt" style:font-style-asian="italic" style:font-size-complex="12pt" style:font-style-complex="italic"/>
    </style:style>
    <style:style style:name="P2" style:family="paragraph">
      <style:text-properties fo:color="#808080" fo:font-size="12pt" fo:font-style="italic" fo:font-weight="normal" style:font-size-asian="12pt" style:font-style-asian="italic" style:font-weight-asian="normal" style:font-size-complex="12pt" style:font-style-complex="italic" style:font-weight-complex="normal"/>
    </style:style>
    <style:style style:name="P3" style:family="paragraph">
      <style:paragraph-properties fo:text-align="center"/>
    </style:style>
    <style:style style:name="P4" style:family="paragraph">
      <style:paragraph-properties fo:text-align="center"/>
      <style:text-properties fo:color="#666666" fo:font-size="12pt" fo:font-style="italic" style:font-size-asian="12pt" style:font-style-asian="italic" style:font-size-complex="12pt" style:font-style-complex="italic"/>
    </style:style>
    <style:style style:name="P5" style:family="paragraph">
      <style:text-properties fo:color="#808080" fo:font-size="10pt" fo:font-style="normal" style:font-size-asian="10pt" style:font-style-asian="normal" style:font-size-complex="10pt" style:font-style-complex="normal"/>
    </style:style>
    <style:style style:name="P6" style:family="paragraph">
      <style:paragraph-properties fo:text-align="center"/>
      <style:text-properties fo:color="#666666" fo:font-size="14pt" fo:font-style="normal" fo:font-weight="bold" style:font-size-asian="14pt" style:font-style-asian="normal" style:font-weight-asian="bold" style:font-size-complex="14pt" style:font-style-complex="normal" style:font-weight-complex="bold"/>
    </style:style>
    <style:style style:name="P7" style:family="paragraph">
      <style:paragraph-properties fo:text-align="center"/>
      <style:text-properties fo:color="#666666" fo:font-size="13pt" fo:font-style="italic" style:font-size-asian="13pt" style:font-style-asian="italic" style:font-size-complex="13pt" style:font-style-complex="italic"/>
    </style:style>
    <style:style style:name="P8" style:family="paragraph">
      <style:paragraph-properties fo:text-align="center"/>
      <style:text-properties fo:font-size="9pt" style:font-size-asian="9pt" style:font-size-complex="9pt"/>
    </style:style>
    <style:style style:name="T1" style:family="text">
      <style:text-properties fo:color="#808080" fo:font-size="12pt" fo:font-style="italic" style:font-size-asian="12pt" style:font-style-asian="italic" style:font-size-complex="12pt" style:font-style-complex="italic"/>
    </style:style>
    <style:style style:name="T2" style:family="text">
      <style:text-properties fo:color="#80808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666666" fo:font-size="12pt" fo:font-style="italic" style:font-size-asian="12pt" style:font-style-asian="italic" style:font-size-complex="12pt" style:font-style-complex="italic"/>
    </style:style>
    <style:style style:name="T4" style:family="text">
      <style:text-properties fo:color="#808080" fo:font-size="10pt" fo:font-style="normal" style:font-size-asian="10pt" style:font-style-asian="normal" style:font-size-complex="10pt" style:font-style-complex="normal"/>
    </style:style>
    <style:style style:name="T5" style:family="text">
      <style:text-properties fo:color="#666666" fo:font-size="14pt" fo:font-style="normal" fo:font-weight="bold" style:font-size-asian="14pt" style:font-style-asian="normal" style:font-weight-asian="bold" style:font-size-complex="14pt" style:font-style-complex="normal" style:font-weight-complex="bold"/>
    </style:style>
    <style:style style:name="T6" style:family="text">
      <style:text-properties fo:color="#666666" fo:font-size="13pt" fo:font-style="italic" style:font-size-asian="13pt" style:font-style-asian="italic" style:font-size-complex="13pt" style:font-style-complex="italic"/>
    </style:style>
    <style:style style:name="T7" style:family="text">
      <style:text-properties fo:color="#666666" fo:font-size="9pt" fo:font-style="italic" style:font-size-asian="9pt" style:font-style-asian="italic" style:font-size-complex="9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381cm" svg:height="1.304cm" svg:x="1.635cm" svg:y="11.761cm">
          <draw:text-box>
            <text:p><text:span text:style-name="T1">We trust our own systems. Local machines are secure!</text:span></text:p>
          </draw:text-box>
        </draw:frame>
        <draw:frame draw:style-name="gr2" draw:text-style-name="P2" draw:layer="layout" svg:width="7.247cm" svg:height="1.207cm" svg:x="10.621cm" svg:y="11.724cm">
          <draw:text-box>
            <text:p><text:span text:style-name="T2">We don't trust the cloud. All providers are assumed to be evil!</text:span></text:p>
          </draw:text-box>
        </draw:frame>
        <draw:line draw:style-name="gr3" draw:text-style-name="P3" draw:layer="layout" svg:x1="10.629cm" svg:y1="4.295cm" svg:x2="10.594cm" svg:y2="12.804cm">
          <text:p/>
        </draw:line>
        <draw:custom-shape draw:style-name="gr4" draw:text-style-name="P4" draw:layer="layout" svg:width="8.487cm" svg:height="0.824cm" svg:x="1.888cm" svg:y="10.872cm">
          <text:p text:style-name="P3"><text:span text:style-name="T3">Trustworthy</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7.636cm" svg:height="0.824cm" svg:x="10.848cm" svg:y="10.872cm">
          <text:p text:style-name="P3"><text:span text:style-name="T3">Not trustworthy</text:span></text:p>
          <draw:enhanced-geometry svg:viewBox="0 0 21600 21600" draw:mirror-horizontal="false" draw:mirror-vertical="false" draw:type="rectangle" draw:enhanced-path="M 0 0 L 21600 0 21600 21600 0 21600 0 0 Z N"/>
        </draw:custom-shape>
        <draw:line draw:style-name="gr5" draw:text-style-name="P3" draw:layer="layout" svg:x1="9.89cm" svg:y1="7.731cm" svg:x2="11.16cm" svg:y2="7.731cm">
          <text:p/>
        </draw:line>
        <draw:custom-shape draw:style-name="gr6" draw:text-style-name="P3" draw:layer="layout" svg:width="6.723cm" svg:height="5.207cm" svg:x="11.413cm" svg:y="4.937cm">
          <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draw:layer="layout" svg:width="2.667cm" svg:height="1.445cm" svg:x="12.667cm" svg:y="7.075cm">
          <draw:text-box>
            <text:p><text:span text:style-name="T4">SFTP</text:span></text:p>
            <text:p><text:span text:style-name="T4">FTP</text:span></text:p>
            <text:p><text:span text:style-name="T4">WebDAV</text:span></text:p>
          </draw:text-box>
        </draw:frame>
        <draw:frame draw:style-name="gr7" draw:text-style-name="P5" draw:layer="layout" svg:width="2.667cm" svg:height="1.445cm" svg:x="14.526cm" svg:y="7.051cm">
          <draw:text-box>
            <text:p><text:span text:style-name="T4">Amazon S3</text:span></text:p>
            <text:p><text:span text:style-name="T4">Samba/CIFS</text:span></text:p>
            <text:p><text:span text:style-name="T4">...</text:span></text:p>
          </draw:text-box>
        </draw:frame>
        <draw:frame draw:style-name="gr7" draw:text-style-name="P6" draw:layer="layout" svg:width="4.572cm" svg:height="0.806cm" svg:x="12.767cm" svg:y="6.107cm">
          <draw:text-box>
            <text:p text:style-name="P3"><text:span text:style-name="T5">Offsite Storage</text:span></text:p>
          </draw:text-box>
        </draw:frame>
        <draw:frame draw:style-name="gr8" draw:layer="layout" svg:width="16.263cm" svg:height="5.939cm" svg:x="1.889cm" svg:y="16.875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custom-shape draw:style-name="gr9" draw:text-style-name="P7" draw:layer="layout" svg:width="2.286cm" svg:height="1.905cm" svg:x="7.096cm" svg:y="6.715cm">
          <draw:glue-point draw:id="4" svg:x="-5cm" svg:y="-4.03cm"/>
          <draw:glue-point draw:id="5" svg:x="-5cm" svg:y="-0.16cm"/>
          <draw:glue-point draw:id="6" svg:x="-5cm" svg:y="3.388cm"/>
          <draw:glue-point draw:id="7" svg:x="-5cm" svg:y="3.71cm"/>
          <text:p text:style-name="P3"><text:span text:style-name="T6">Local </text:span></text:p>
          <text:p text:style-name="P3"><text:span text:style-name="T6">machine</text:span></text:p>
          <draw:enhanced-geometry svg:viewBox="0 0 21600 21600" draw:mirror-horizontal="false" draw:mirror-vertical="false" draw:type="rectangle" draw:enhanced-path="M 0 0 L 21600 0 21600 21600 0 21600 0 0 Z N"/>
        </draw:custom-shape>
        <draw:custom-shape draw:style-name="gr10" draw:text-style-name="P8" draw:layer="layout" svg:width="5.461cm" svg:height="2.413cm" svg:x="1.635cm" svg:y="4.429cm">
          <text:p text:style-name="P8"><text:span text:style-name="T7"/></text:p>
          <text:p text:style-name="P8"><text:span text:style-name="T7">Plaintext files, master key, </text:span></text:p>
          <text:p text:style-name="P8"><text:span text:style-name="T7">offsite storage credentials, </text:span></text:p>
          <text:p text:style-name="P8"><text:span text:style-name="T7">cryptographic keys</text:span></text:p>
          <text:p text:style-name="P8"><text:span text:style-name="T7"/></text:p>
          <draw:enhanced-geometry svg:viewBox="0 0 21600 21600" draw:text-areas="3000 3320 17110 17330" draw:type="cloud-callout" draw:modifiers="19567.337971439 30440.43082021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4-08-21T22:46:08.377985337</meta:creation-date>
    <dc:date>2014-08-29T09:39:18.100515041</dc:date>
    <dc:creator>Philipp </dc:creator>
    <meta:editing-duration>PT10H17M17S</meta:editing-duration>
    <meta:editing-cycles>16</meta:editing-cycles>
    <meta:generator>LibreOffice/4.1.3.2$Linux_X86_64 LibreOffice_project/410m0$Build-2</meta:generator>
    <meta:document-statistic meta:object-count="13"/>
  </office:meta>
</office:document-meta>
</file>